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12.191cm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text-properties fo:font-size="30pt"/>
    </style:style>
    <style:style style:name="P6" style:family="paragraph">
      <loext:graphic-properties draw:fill-color="#ffffff"/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Wshop3</text:p>
          </draw:text-box>
        </draw:frame>
        <draw:frame presentation:style-name="pr2" draw:text-style-name="P2" draw:layer="layout" svg:width="25cm" svg:height="3.25cm" svg:x="1.25cm" svg:y="10.75cm" presentation:class="subtitle" presentation:user-transformed="true">
          <draw:text-box>
            <text:p text:style-name="P2">Bemutató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A fejlesztés kezdete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éma kiválasztása</text:p>
              </text:list-item>
              <text:list-item>
                <text:p>Eszközök kiválasztása</text:p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A fejlesztés menete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Hitelesítés</text:p>
                <text:list>
                  <text:list-item>
                    <text:p>Alap (teszteléshez, a fejlesztés elején)</text:p>
                  </text:list-item>
                  <text:list-item>
                    <text:p>Identity </text:p>
                    <text:p/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A fejlesztés menete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Kategóriák</text:p>
                <text:list>
                  <text:list-item>
                    <text:p>Termék kategóriák id szerint</text:p>
                  </text:list-item>
                  <text:list-item>
                    <text:p>Termék kategóriák Összes</text:p>
                  </text:list-item>
                  <text:list-item>
                    <text:p>Új kategória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A fejlesztés menete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Rendelések</text:p>
                <text:list>
                  <text:list-item>
                    <text:p>Összes rendelés</text:p>
                  </text:list-item>
                  <text:list-item>
                    <text:p>Egy rendelés</text:p>
                  </text:list-item>
                  <text:list-item>
                    <text:p>Új rendelés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A fejlesztés menete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ermékek (+ képek)</text:p>
                <text:list>
                  <text:list-item>
                    <text:p>Összes termék</text:p>
                  </text:list-item>
                  <text:list-item>
                    <text:p>Egy termék</text:p>
                  </text:list-item>
                  <text:list-item>
                    <text:p>Törlés</text:p>
                  </text:list-item>
                  <text:list-item>
                    <text:p>TermékUj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6" draw:layer="layout" svg:width="25.199cm" svg:height="12.191cm" svg:x="1.397cm" svg:y="1.752cm" presentation:class="subtitle" presentation:user-transformed="true">
          <draw:text-box>
            <text:p text:style-name="P5">Köszönöm a figyelmet!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zám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szám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szám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szám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szám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szám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szám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szám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szám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9T16:38:43.674000000</meta:creation-date>
    <meta:editing-duration>PT42M57S</meta:editing-duration>
    <meta:editing-cycles>16</meta:editing-cycles>
    <meta:generator>LibreOffice/7.2.1.2$Windows_X86_64 LibreOffice_project/87b77fad49947c1441b67c559c339af8f3517e22</meta:generator>
    <dc:title>Vivid</dc:title>
    <dc:date>2024-05-29T18:22:20.213000000</dc:date>
    <meta:document-statistic meta:object-count="83"/>
  </office:meta>
</office:document-meta>
</file>